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f851d" officeooo:paragraph-rsid="000f851d"/>
    </style:style>
    <style:style style:name="P2" style:family="paragraph" style:parent-style-name="Standard">
      <style:paragraph-properties fo:text-align="justify" style:justify-single-word="false"/>
      <style:text-properties officeooo:rsid="000f851d" officeooo:paragraph-rsid="0036102d"/>
    </style:style>
    <style:style style:name="P3" style:family="paragraph" style:parent-style-name="Standard">
      <style:paragraph-properties fo:text-align="justify" style:justify-single-word="false"/>
      <style:text-properties fo:font-weight="bold" officeooo:rsid="00116342" officeooo:paragraph-rsid="00116342" style:font-weight-asian="bold" style:font-weight-complex="bold"/>
    </style:style>
    <style:style style:name="P4" style:family="paragraph" style:parent-style-name="Standard">
      <style:paragraph-properties fo:text-align="justify" style:justify-single-word="false"/>
      <style:text-properties fo:font-weight="bold" officeooo:rsid="001444b7" officeooo:paragraph-rsid="001444b7" style:font-weight-asian="bold" style:font-weight-complex="bold"/>
    </style:style>
    <style:style style:name="P5" style:family="paragraph" style:parent-style-name="Standard">
      <style:paragraph-properties fo:text-align="justify" style:justify-single-word="false"/>
      <style:text-properties fo:font-weight="bold" officeooo:rsid="0036102d" officeooo:paragraph-rsid="0036102d" style:font-weight-asian="bold" style:font-weight-complex="bold"/>
    </style:style>
    <style:style style:name="P6" style:family="paragraph" style:parent-style-name="Standard">
      <style:paragraph-properties fo:text-align="justify" style:justify-single-word="false"/>
      <style:text-properties fo:font-style="normal" fo:font-weight="normal" officeooo:rsid="0013995c" officeooo:paragraph-rsid="00280f1c"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13995c" officeooo:paragraph-rsid="002f7d2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13995c" officeooo:paragraph-rsid="00317a11"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1444b7" officeooo:paragraph-rsid="001444b7"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444b7" officeooo:paragraph-rsid="00254c7e"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444b7" officeooo:paragraph-rsid="002dc1d8"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146e0" officeooo:paragraph-rsid="002146e0"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7a11" officeooo:paragraph-rsid="00317a11"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227282" officeooo:paragraph-rsid="00264f3d"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07cd2" officeooo:paragraph-rsid="00307c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bold" officeooo:rsid="003a4b64" officeooo:paragraph-rsid="003a4b64"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3a4b64" officeooo:paragraph-rsid="00116342"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bold" officeooo:rsid="00227282" officeooo:paragraph-rsid="00307cd2"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weight="normal" officeooo:rsid="00162bc4" officeooo:paragraph-rsid="00264f3d" style:font-weight-asian="normal" style:font-weight-complex="normal"/>
    </style:style>
    <style:style style:name="P20" style:family="paragraph" style:parent-style-name="Standard">
      <style:paragraph-properties fo:text-align="justify" style:justify-single-word="false"/>
      <style:text-properties fo:font-weight="normal" officeooo:rsid="00162bc4" officeooo:paragraph-rsid="002146e0" style:font-weight-asian="normal" style:font-weight-complex="normal"/>
    </style:style>
    <style:style style:name="P21" style:family="paragraph" style:parent-style-name="Standard">
      <style:paragraph-properties fo:text-align="justify" style:justify-single-word="false"/>
      <style:text-properties fo:font-weight="normal" officeooo:rsid="001444b7" officeooo:paragraph-rsid="00317a11" style:font-weight-asian="normal" style:font-weight-complex="normal"/>
    </style:style>
    <style:style style:name="P22" style:family="paragraph" style:parent-style-name="Footnote">
      <style:text-properties officeooo:rsid="00264f3d" officeooo:paragraph-rsid="00264f3d"/>
    </style:style>
    <style:style style:name="P23" style:family="paragraph" style:parent-style-name="Footnote">
      <style:text-properties officeooo:rsid="002952ed" officeooo:paragraph-rsid="002952ed"/>
    </style:style>
    <style:style style:name="P24" style:family="paragraph" style:parent-style-name="Footnote">
      <style:text-properties officeooo:rsid="002b5573" officeooo:paragraph-rsid="002b5573"/>
    </style:style>
    <style:style style:name="P25" style:family="paragraph" style:parent-style-name="Footnote">
      <style:text-properties officeooo:rsid="00317a11" officeooo:paragraph-rsid="00317a11"/>
    </style:style>
    <style:style style:name="P26" style:family="paragraph" style:parent-style-name="Footnote">
      <style:text-properties fo:font-variant="normal" fo:text-transform="none" fo:color="#000000" fo:font-size="8pt" fo:letter-spacing="normal" fo:font-style="normal" fo:font-weight="normal" officeooo:rsid="002dc1d8" officeooo:paragraph-rsid="002dc1d8" style:font-size-asian="8pt" style:font-weight-asian="normal" style:font-size-complex="8pt" style:font-weight-complex="normal"/>
    </style:style>
    <style:style style:name="P27" style:family="paragraph" style:parent-style-name="Footnote">
      <style:text-properties fo:font-size="8pt" officeooo:rsid="002952ed" officeooo:paragraph-rsid="002952ed" style:font-size-asian="8pt" style:font-size-complex="8pt"/>
    </style:style>
    <style:style style:name="P28" style:family="paragraph" style:parent-style-name="Footnote">
      <style:text-properties fo:font-size="8pt" officeooo:rsid="00317a11" officeooo:paragraph-rsid="00317a11" style:font-size-asian="8pt" style:font-size-complex="8pt"/>
    </style:style>
    <style:style style:name="P29" style:family="paragraph" style:parent-style-name="Footnote">
      <style:text-properties fo:font-size="8pt" officeooo:rsid="004e6c9a" officeooo:paragraph-rsid="003d0b37" style:font-size-asian="8pt" style:font-size-complex="8pt"/>
    </style:style>
    <style:style style:name="P30" style:family="paragraph" style:parent-style-name="Standard">
      <style:paragraph-properties fo:text-align="justify" style:justify-single-word="false"/>
      <style:text-properties fo:font-style="normal" fo:font-weight="normal" officeooo:rsid="0013995c" officeooo:paragraph-rsid="00280f1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3995c" officeooo:paragraph-rsid="0013995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3995c" officeooo:paragraph-rsid="002952e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b64" officeooo:paragraph-rsid="004179a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weight="bold" officeooo:rsid="00307cd2" officeooo:paragraph-rsid="004179a1" style:font-weight-asian="bold" style:font-weight-complex="bold"/>
    </style:style>
    <style:style style:name="P35" style:family="paragraph" style:parent-style-name="Standard">
      <style:paragraph-properties fo:text-align="justify" style:justify-single-word="false"/>
      <style:text-properties fo:font-weight="bold" officeooo:rsid="0040f897" officeooo:paragraph-rsid="0040f897" style:font-weight-asian="bold" style:font-weight-complex="bold"/>
    </style:style>
    <style:style style:name="P36" style:family="paragraph" style:parent-style-name="Standard">
      <style:paragraph-properties fo:text-align="justify" style:justify-single-word="false"/>
      <style:text-properties officeooo:rsid="00307cd2" officeooo:paragraph-rsid="00433230"/>
    </style:style>
    <style:style style:name="P37" style:family="paragraph" style:parent-style-name="Standard">
      <style:paragraph-properties fo:text-align="justify" style:justify-single-word="false"/>
      <style:text-properties officeooo:rsid="00307cd2" officeooo:paragraph-rsid="0044b731"/>
    </style:style>
    <style:style style:name="T1" style:family="text">
      <style:text-properties officeooo:rsid="0013fae8"/>
    </style:style>
    <style:style style:name="T2" style:family="text">
      <style:text-properties fo:font-weight="bold" style:font-weight-asian="bold" style:font-weight-complex="bold"/>
    </style:style>
    <style:style style:name="T3" style:family="text">
      <style:text-properties fo:font-weight="bold" officeooo:rsid="0013fae8" style:font-weight-asian="bold" style:font-weight-complex="bold"/>
    </style:style>
    <style:style style:name="T4" style:family="text">
      <style:text-properties fo:font-weight="bold" officeooo:rsid="0036102d" style:font-weight-asian="bold" style:font-weight-complex="bold"/>
    </style:style>
    <style:style style:name="T5" style:family="text">
      <style:text-properties fo:font-weight="bold" officeooo:rsid="003fb71e"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f6d8a" style:font-style-asian="normal" style:font-style-complex="normal"/>
    </style:style>
    <style:style style:name="T8" style:family="text">
      <style:text-properties fo:font-style="normal" officeooo:rsid="002146e0" style:font-style-asian="normal" style:font-style-complex="normal"/>
    </style:style>
    <style:style style:name="T9" style:family="text">
      <style:text-properties fo:font-style="normal" officeooo:rsid="00227282" style:font-style-asian="normal" style:font-style-complex="normal"/>
    </style:style>
    <style:style style:name="T10" style:family="text">
      <style:text-properties fo:font-style="normal" officeooo:rsid="002321d7" style:font-style-asian="normal" style:font-style-complex="normal"/>
    </style:style>
    <style:style style:name="T11" style:family="text">
      <style:text-properties fo:font-style="normal" officeooo:rsid="00264f3d" style:font-style-asian="normal" style:font-style-complex="normal"/>
    </style:style>
    <style:style style:name="T12" style:family="text">
      <style:text-properties fo:font-style="normal" officeooo:rsid="00254c7e" style:font-style-asian="normal" style:font-style-complex="normal"/>
    </style:style>
    <style:style style:name="T13" style:family="text">
      <style:text-properties fo:font-style="normal" officeooo:rsid="003710c4" style:font-style-asian="normal" style:font-style-complex="normal"/>
    </style:style>
    <style:style style:name="T14" style:family="text">
      <style:text-properties fo:font-style="normal" officeooo:rsid="003cc782" style:font-style-asian="normal" style:font-style-complex="normal"/>
    </style:style>
    <style:style style:name="T15" style:family="text">
      <style:text-properties fo:font-style="normal" officeooo:rsid="003de969" style:font-style-asian="normal" style:font-style-complex="normal"/>
    </style:style>
    <style:style style:name="T16" style:family="text">
      <style:text-properties fo:font-style="normal" officeooo:rsid="0040f897"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d6bba4" style:font-style-asian="normal" style:font-weight-asian="normal" style:font-style-complex="normal" style:font-weight-complex="normal"/>
    </style:style>
    <style:style style:name="T19" style:family="text">
      <style:text-properties fo:font-style="normal" fo:font-weight="normal" officeooo:rsid="00317a11" style:font-style-asian="normal" style:font-weight-asian="normal" style:font-style-complex="normal" style:font-weight-complex="normal"/>
    </style:style>
    <style:style style:name="T20" style:family="text">
      <style:text-properties fo:font-style="normal" fo:font-weight="normal" officeooo:rsid="0038a5f0" style:font-style-asian="normal" style:font-weight-asian="normal" style:font-style-complex="normal" style:font-weight-complex="normal"/>
    </style:style>
    <style:style style:name="T21" style:family="text">
      <style:text-properties fo:font-style="normal" fo:font-weight="normal" officeooo:rsid="003cb3e1" style:font-style-asian="normal" style:font-weight-asian="normal" style:font-style-complex="normal" style:font-weight-complex="normal"/>
    </style:style>
    <style:style style:name="T22" style:family="text">
      <style:text-properties fo:font-style="normal" fo:font-weight="normal" officeooo:rsid="003cc782" style:font-style-asian="normal" style:font-weight-asian="normal" style:font-style-complex="normal" style:font-weight-complex="normal"/>
    </style:style>
    <style:style style:name="T23" style:family="text">
      <style:text-properties fo:font-style="normal" fo:font-weight="normal" officeooo:rsid="003d0b37" style:font-style-asian="normal" style:font-weight-asian="normal" style:font-style-complex="normal" style:font-weight-complex="normal"/>
    </style:style>
    <style:style style:name="T24" style:family="text">
      <style:text-properties fo:font-style="normal" fo:font-weight="normal" officeooo:rsid="003fb71e" style:font-style-asian="normal" style:font-weight-asian="normal" style:font-style-complex="normal" style:font-weight-complex="normal"/>
    </style:style>
    <style:style style:name="T25" style:family="text">
      <style:text-properties fo:font-style="normal" fo:font-weight="normal" officeooo:rsid="0040f897" style:font-style-asian="normal" style:font-weight-asian="normal" style:font-style-complex="normal" style:font-weight-complex="normal"/>
    </style:style>
    <style:style style:name="T26" style:family="text">
      <style:text-properties fo:font-style="normal" fo:font-weight="normal" officeooo:rsid="004179a1" style:font-style-asian="normal" style:font-weight-asian="normal" style:font-style-complex="normal" style:font-weight-complex="normal"/>
    </style:style>
    <style:style style:name="T27" style:family="text">
      <style:text-properties fo:font-style="normal" fo:font-weight="normal" officeooo:rsid="00433230" style:font-style-asian="normal" style:font-weight-asian="normal" style:font-style-complex="normal" style:font-weight-complex="normal"/>
    </style:style>
    <style:style style:name="T28" style:family="text">
      <style:text-properties fo:font-style="normal" fo:font-weight="normal" officeooo:rsid="0044b731" style:font-style-asian="normal" style:font-weight-asian="normal" style:font-style-complex="normal" style:font-weight-complex="normal"/>
    </style:style>
    <style:style style:name="T29" style:family="text">
      <style:text-properties officeooo:rsid="00254c7e"/>
    </style:style>
    <style:style style:name="T30" style:family="text">
      <style:text-properties officeooo:rsid="00280f1c"/>
    </style:style>
    <style:style style:name="T31" style:family="text">
      <style:text-properties officeooo:rsid="002952ed"/>
    </style:style>
    <style:style style:name="T32" style:family="text">
      <style:text-properties officeooo:rsid="002a6a67"/>
    </style:style>
    <style:style style:name="T33" style:family="text">
      <style:text-properties officeooo:rsid="00317a11"/>
    </style:style>
    <style:style style:name="T34" style:family="text">
      <style:text-properties officeooo:rsid="0036102d"/>
    </style:style>
    <style:style style:name="T35" style:family="text">
      <style:text-properties officeooo:rsid="003710c4"/>
    </style:style>
    <style:style style:name="T36" style:family="text">
      <style:text-properties officeooo:rsid="0038a5f0"/>
    </style:style>
    <style:style style:name="T37" style:family="text">
      <style:text-properties officeooo:rsid="003cc782"/>
    </style:style>
    <style:style style:name="T38" style:family="text">
      <style:text-properties officeooo:rsid="003d0b37"/>
    </style:style>
    <style:style style:name="T39" style:family="text">
      <style:text-properties fo:font-size="8pt" style:font-size-asian="8pt" style:font-size-complex="8pt"/>
    </style:style>
    <style:style style:name="T40" style:family="text">
      <style:text-properties fo:font-size="8pt" officeooo:rsid="002dc1d8" style:font-size-asian="8pt" style:font-size-complex="8pt"/>
    </style:style>
    <style:style style:name="T41" style:family="text">
      <style:text-properties fo:font-size="8pt" fo:font-style="normal" fo:font-weight="normal" style:font-size-asian="8pt" style:font-style-asian="normal" style:font-weight-asian="normal" style:font-size-complex="8pt" style:font-style-complex="normal" style:font-weight-complex="normal"/>
    </style:style>
    <style:style style:name="T42" style:family="text">
      <style:text-properties fo:font-size="8pt" fo:font-style="italic" style:font-size-asian="8pt" style:font-style-asian="italic" style:font-size-complex="8pt" style:font-style-complex="italic"/>
    </style:style>
    <style:style style:name="T43" style:family="text">
      <style:text-properties officeooo:rsid="004ff2ae"/>
    </style:style>
    <style:style style:name="T44" style:family="text">
      <style:text-properties officeooo:rsid="003fb71e"/>
    </style:style>
    <style:style style:name="T45" style:family="text">
      <style:text-properties officeooo:rsid="004332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rrorism has dominated and to some extent limited the public discussion</text:span> restrictio<text:span text:style-name="T34">n</text:span> of household chemicals. <text:span text:style-name="T34">Fertilisers were used frequently by the IRA, while peroxides formed the basis of more recent al-Qaeda-linked improvised explosives made in the UK. In November 2013 two government consultations solicited responses about proposed controls on a selection of household chemicals that are used legitimately in hobbies but are also implicated in harmful activities. </text:span></text:p>
      <text:p text:style-name="P5"/>
      <text:p text:style-name="P2"><text:span text:style-name="T4">In anticipation of the report resulting from th</text:span><text:span text:style-name="T5">e</text:span><text:span text:style-name="T4"> consultation</text:span><text:span text:style-name="T5">s</text:span><text:span text:style-name="T4">, this POSTNote reviews the role of household chemicals </text:span><text:span text:style-name="T3">in </text:span><text:span text:style-name="T4">acid attacks, </text:span><text:span text:style-name="T3">solvent abuse </text:span><text:span text:style-name="T4">and suicide, </text:span><text:span text:style-name="T5">and the methods of reducing harm</text:span><text:span text:style-name="T2">.</text:span> </text:p>
      <text:p text:style-name="P1"/>
      <text:p text:style-name="P4">Acid attacks</text:p>
      <text:p text:style-name="P21">Attacks on people with acid or other corrosive fluid <text:span text:style-name="T15">have more than doubled in the past six years</text:span>.<text:note text:id="ftn1" text:note-class="footnote"><text:note-citation>1</text:note-citation><text:note-body><text:p text:style-name="P24"><text:span text:style-name="T39">Laura </text:span><text:span text:style-name="T40">Donnelley</text:span><text:span text:style-name="T39">, (2013) "Number of UK attacks involving acid and other corrosive substances soars", <text:s/></text:span><text:span text:style-name="T42">The Telegraph</text:span><text:span text:style-name="T39"> 12.08.2013 </text:span><text:a xlink:type="simple" xlink:href="http://www.telegraph.co.uk/health/healthnews/10238174/Number-of-UK-attacks-involving-acid-and-other-corrosive-substances-soars.html"><text:span text:style-name="T39">http://www.telegraph.co.uk/health/healthnews/10238174/Number-of-UK-attacks-involving-acid-and-other-corrosive-substances-soars.html</text:span></text:a><text:span text:style-name="T39"> </text:span></text:p></text:note-body></text:note> <text:span text:style-name="T37">The type and source of acid varies. Sulphuric acid could be from car batteries, or in drain cleaner. A</text:span><text:span text:style-name="T12">ttackers have been known to concoct their own acids.</text:span><text:span text:style-name="T12"><text:note text:id="ftn2" text:note-class="footnote"><text:note-citation>2</text:note-citation><text:note-body><text:p text:style-name="P26">Ex-soldier in acid case was 'Jekyll and Hyde'. The Times (London) 22.10.1986, pg 3; Issue 62595</text:p></text:note-body></text:note></text:span><text:span text:style-name="T12"> </text:span><text:span text:style-name="T14">H</text:span><text:span text:style-name="T13">ydrochloric acid, </text:span><text:span text:style-name="T14">used as drain cleaner</text:span><text:span text:style-name="T13"> is a part 2 poison, meaning that </text:span><text:span text:style-name="T16">its</text:span><text:span text:style-name="T13"> sale is already restricted </text:span><text:span text:style-name="T16">to licensed retailers</text:span><text:span text:style-name="T13">.</text:span></text:p>
      <text:p text:style-name="P9"/>
      <text:p text:style-name="P11">This type of attack is usually one individual attacking another, most often known to them, rather than an indiscriminate <text:span text:style-name="T33">attack on a stranger or a mass of people</text:span>. The physical and mental effects are long lasting and serious. <text:span text:style-name="T32">Media coverage of acid attacks may contribute to copy-cat acts, with the acid attack survivor and TV presenter Katie Piper being cited as inspiration for a 2012 attack in Dagenham.</text:span><text:span text:style-name="T32"><text:note text:id="ftn3" text:note-class="footnote"><text:note-citation>3</text:note-citation><text:note-body><text:p text:style-name="P24"><text:span text:style-name="T39">Mary Konye's row with Naomi Oni led to acid attack, 23.01.2014 </text:span><text:a xlink:type="simple" xlink:href="http://www.bbc.co.uk/news/uk-england-london-25840681"><text:span text:style-name="T39">http://www.bbc.co.uk/news/uk-england-london-25840681</text:span></text:a><text:span text:style-name="T39"> </text:span></text:p></text:note-body></text:note></text:span></text:p>
      <text:p text:style-name="P11"/>
      <text:p text:style-name="P13">NHS experts suggest that the prevalence of acid attacks abroad in India <text:span text:style-name="T35">and</text:span> Bangladesh, <text:span text:style-name="T44">where acids rather than branded formulations are more readily available for household and jewelry cleaning, could be related to </text:span>th<text:span text:style-name="T44">e</text:span> rising levels of UK assaults occurring <text:span text:style-name="T44">in</text:span> Asian communities.<text:note text:id="ftn4" text:note-class="footnote"><text:note-citation>4</text:note-citation><text:note-body><text:p text:style-name="P28">Laura Donnelly (2013)</text:p></text:note-body></text:note> </text:p>
      <text:p text:style-name="P10">Corrosive chemicals can also be used to vandalise property<text:note text:id="ftn5" text:note-class="footnote"><text:note-citation>5</text:note-citation><text:note-body><text:p text:style-name="P25"><text:span text:style-name="T39">Acid attack on 26 cars at Bangor dealership, 31.01.2014 </text:span><text:a xlink:type="simple" xlink:href="http://www.bbc.co.uk/news/uk-northern-ireland-25985012"><text:span text:style-name="T39">http://www.bbc.co.uk/news/uk-northern-ireland-25985012</text:span></text:a><text:span text:style-name="T39"> </text:span></text:p></text:note-body></text:note> <text:span text:style-name="T33">which causes distress and financial loss</text:span>. <text:span text:style-name="T33">T</text:span>here are no effective controls to prevent this. Changing the preparation (e.g. to solid or gel) or <text:span text:style-name="T33">altering the </text:span>packaging <text:span text:style-name="T33">that makes the products safe and easy to use in legitimate situations</text:span> to account for such a minority abuse of the chemicals would be an unreasonable adaptation. <text:span text:style-name="T29">These are premeditated attacks, not opportunistic, so the perpetrators would be unlikely to be deterred by an acid that required more preparation. </text:span></text:p>
      <text:p text:style-name="P1"/>
      <text:p text:style-name="P3">Solvent abuse</text:p>
      <text:p text:style-name="P6">Solvent abuse is as prevalent today as it has always been, however, it does not <text:span text:style-name="T30">carry the 'glamour' of classified drugs nor </text:span>receive<text:span text:style-name="T30">s</text:span> the same publicity.</text:p>
      <text:p text:style-name="P6"/>
      <text:p text:style-name="P7"><text:span text:style-name="T30">Adhesives, Tippex, paint thinners, varnish, lighter fluid, petrol, and </text:span>aerosols <text:span text:style-name="T30">such as cosmetics products</text:span> <text:span text:style-name="T30">are abused for an instant, short-lived high. Solvents are responsible for approximately 50 deaths annually in England and Wales.</text:span><text:span text:style-name="T30"><text:note text:id="ftn6" text:note-class="footnote"><text:note-citation>6</text:note-citation><text:note-body><text:p text:style-name="P23"><text:a xlink:type="simple" xlink:href="http://www.sgul.ac.uk/media/news-archive/2012/annual-deaths-from-solvent-abuse-in-the-uk-rise-from-38-to-46"><text:span text:style-name="T39">http://www.sgul.ac.uk/media/news-archive/2012/annual-deaths-from-solvent-abuse-in-the-uk-rise-from-38-to-46</text:span></text:a><text:span text:style-name="T39"> </text:span></text:p></text:note-body></text:note></text:span><text:span text:style-name="T30"> Their low price and ready availability in homes makes solvents attractive, especially to young users. </text:span></text:p>
      <text:p text:style-name="P7"/>
      <text:p text:style-name="P7"><text:span text:style-name="T36">Data from work carried out in UK prisons indicates that solvent abuse is especially prevalent amongst the traveller community and also very prevalent in migrants from the "Eastern bloc" countries, but is generally described by inmates undergoing addiction counselling as something they did in the past, rather than their current substance of choice.</text:span><text:span text:style-name="T36"><text:note text:id="ftn7" text:note-class="footnote"><text:note-citation>7</text:note-citation><text:note-body><text:p text:style-name="P27">Personal Communication, A.Rushmore kickthehabitwithme.co.uk Drug and Alcohol Counsellor</text:p></text:note-body></text:note></text:span><text:span text:style-name="T36"> </text:span><text:s/></text:p>
      <text:p text:style-name="P6"/>
      <text:p text:style-name="P32"><text:span text:style-name="T30">Legislation specific to solvents exists and goes some way to preventing harm. The Intoxicating Substance Act 1985- Supply is widely used to prosecute shop keepers for selling solvents to individuals under 18 years of age. Aerosol m</text:span>anufacturers <text:span text:style-name="T36">are </text:span>seeking out alternative <text:span text:style-name="T31">propellants</text:span> <text:span text:style-name="T31">aim to </text:span>reduce th<text:span text:style-name="T1">e incidence and profile of problematic solvent abuse and the tragic deaths that accompany it</text:span>. </text:p>
      <text:p text:style-name="P31"/>
      <text:p text:style-name="P8">The recent patenting of an aerosol valve that <text:soft-page-break/>uses compressed air instead of a solvent based propellant, and harnesses the turbulence in the container, provides yet another route by which this possible danger <text:span text:style-name="T36">associated with</text:span> household chemicals can be reduced.<text:note text:id="ftn8" text:note-class="footnote"><text:note-citation>8</text:note-citation><text:note-body><text:p text:style-name="P25"><text:span text:style-name="T39">Eco-Valve, Spray Research Group, University of Salford </text:span><text:a xlink:type="simple" xlink:href="http://www.salvalco.com/"><text:span text:style-name="T41">http://www.salvalco.com/</text:span></text:a><text:span text:style-name="T41"> </text:span></text:p></text:note-body></text:note></text:p>
      <text:p text:style-name="P17"/>
      <text:p text:style-name="P16">Suicides</text:p>
      <text:p text:style-name="P20"><text:span text:style-name="T8">Chemical suicides, also called </text:span><text:span text:style-name="T7">"detergent </text:span><text:span text:style-name="T6">suicide</text:span><text:span text:style-name="T8">s" use household chemicals to produce poison gases, usually </text:span><text:span text:style-name="T7">hydrogen s</text:span><text:span text:style-name="T8">ulphide or hydrogen cyanide, in a confined space. The worldwide spread of this trend has been traced from </text:span><text:span text:style-name="T6">Japan </text:span><text:span text:style-name="T8">2008</text:span><text:span text:style-name="T6"> via internet forums, </text:span><text:span text:style-name="T8">resulting in the first UK case in 2010,</text:span><text:span text:style-name="T8"><text:note text:id="ftn9" text:note-class="footnote"><text:note-citation>9</text:note-citation><text:note-body><text:p text:style-name="P22"><text:span text:style-name="T39">Inside the chilling world of suicide forums 26.10.2010 </text:span><text:a xlink:type="simple" xlink:href="http://www.mirror.co.uk/news/world-news/inside-the-chilling-world-of-suicide-forums-1692606"><text:span text:style-name="T39">http://www.mirror.co.uk/news/world-news/inside-the-chilling-world-of-suicide-forums-1692606</text:span></text:a><text:span text:style-name="T39"> </text:span></text:p></text:note-body></text:note></text:span><text:span text:style-name="T8"> </text:span><text:span text:style-name="T11">with others following</text:span><text:span text:style-name="T8">.</text:span><text:span text:style-name="T8"><text:note text:id="ftn10" text:note-class="footnote"><text:note-citation>10</text:note-citation><text:note-body><text:p text:style-name="P22"><text:span text:style-name="T39">Couple killed after cyanide pact at luxury hotel 02.08.2013 </text:span><text:a xlink:type="simple" xlink:href="http://www.heraldscotland.com/news/home-news/couple-killed-after-cyanide-suicide-pact-at-luxury-hotel.21759163"><text:span text:style-name="T39">http://www.heraldscotland.com/news/home-news/couple-killed-after-cyanide-suicide-pact-at-luxury-hotel.21759163</text:span></text:a><text:span text:style-name="T39"> </text:span></text:p></text:note-body></text:note></text:span><text:span text:style-name="T8"> Although some users post warning signs, this method has the potential to poison first responders and people living nearby.</text:span><text:span text:style-name="T8"><text:note text:id="ftn11" text:note-class="footnote"><text:note-citation>11</text:note-citation><text:note-body><text:p text:style-name="P22"><text:span text:style-name="T39">Chemical Suicides </text:span><text:a xlink:type="simple" xlink:href="http://www.regionviiems.com/forms/SCC%20CE%20Feb%2012.pdf"><text:span text:style-name="T39">http://www.regionviiems.com/forms/SCC%20CE%20Feb%2012.pdf</text:span></text:a><text:span text:style-name="T39"> </text:span></text:p></text:note-body></text:note></text:span></text:p>
      <text:p text:style-name="P12"/>
      <text:p text:style-name="P14">The volumes required are the same as for normal household or garden use, so purchasing unusual quantities are not a precursor to this type of use. There may be a combination of items purchased that could trigger a warning, but would result in many false positives, reducing the effectiveness of the warning. </text:p>
      <text:p text:style-name="P14"/>
      <text:p text:style-name="P19"><text:span text:style-name="T9">It is likely that this method will continue to increase in prevalence through its coverage in news media, ready availability </text:span><text:span text:style-name="T11">of chemicals and information </text:span><text:span text:style-name="T9">to anyone searching </text:span><text:span text:style-name="T10">online </text:span><text:span text:style-name="T9">for information </text:span><text:span text:style-name="T10">of this type</text:span><text:span text:style-name="T9">. Media handling of instances has on the whole been sensitive </text:span><text:span text:style-name="T10">and</text:span><text:span text:style-name="T9"> responsible </text:span><text:span text:style-name="T11">and followed best practice guidelines to reduce copy-cat actions.</text:span><text:span text:style-name="T9"><text:note text:id="ftn12" text:note-class="footnote"><text:note-citation>12</text:note-citation><text:note-body><text:p text:style-name="P22"><text:span text:style-name="T39">Samaritans, Best Practice Suicide Reporting Tips </text:span><text:a xlink:type="simple" xlink:href="http://www.samaritans.org/media-centre/media-guidelines-reporting-suicide/advice-journalists-suicide-reporting-dos-and-donts"><text:span text:style-name="T39">http://www.samaritans.org/media-centre/media-guidelines-reporting-suicide/advice-journalists-suicide-reporting-dos-and-donts</text:span></text:a><text:span text:style-name="T39"> </text:span></text:p></text:note-body></text:note></text:span><text:span text:style-name="T9"> </text:span></text:p>
      <text:p text:style-name="P18"/>
      <text:p text:style-name="P35"><text:span text:style-name="T6">Restricting the sale of household chemicals </text:span></text:p>
      <text:p text:style-name="P34"><text:span text:style-name="T26">Anybody at all could be at risk from harm from the hazards posed by users of domestic chemicals, no matter what their background. Other than age restrictions, no other profiling is likely to be helpful. A</text:span><text:span text:style-name="T25">ge restrictions on solvent sales have been successful to a certain degree, though do not prevent abuse with chemicals in the home. </text:span></text:p>
      <text:p text:style-name="P34"/>
      <text:p text:style-name="P33">Advice given to businesses on identifying suspicious customer behaviour includes 'not a regular type of customer', avoids questions and unwilling to share their plans for the product, refusal of suitable alternatives, insistent on paying cash. These behaviours may be seen any day, with any form of product, from people who have no plans to use them for harm. <text:span text:style-name="T45">However, r</text:span>etailers have a responsibility to be aware <text:span text:style-name="T45">that certain products could be used for harm and refuse sales if they decide it is prudent. This advice is unfortunately irrelevant to online sales. The consultation does not address online sales of potentially harmful domestic chemicals, which is a serious limitation. </text:span></text:p>
      <text:p text:style-name="P34"/>
      <text:p text:style-name="P34"><text:span text:style-name="T24">Poisons, </text:span><text:span text:style-name="T26">but not the household products that they are formulated into, are classified as either Part 1 or Part 2 poisons. They can only be sold by retailers registered to sell them, and buyers of Part 1 poisons must sign the Poisons Register. </text:span><text:span text:style-name="T27">This is a weak deterrent. </text:span><text:span text:style-name="T26">P</text:span><text:span text:style-name="T17">eople determined to obtain a </text:span><text:span text:style-name="T26">restricted </text:span><text:span text:style-name="T17">substance have no qualms about providing a false name and address, they may even have documentation to the effect. </text:span><text:span text:style-name="T21">The </text:span><text:span text:style-name="T26">R</text:span><text:span text:style-name="T21">egister records sales, not prevent misuse.</text:span></text:p>
      <text:p text:style-name="P15"/>
      <text:p text:style-name="P36"><text:span text:style-name="T26">The consultation suggested a licence could be applied for by legitimate domestic users. </text:span><text:span text:style-name="T19">A</text:span><text:span text:style-name="T20">ny</text:span><text:span text:style-name="T19"> licence to obtain chemicals must be carefully administered </text:span><text:span text:style-name="T20">in order to be meaningful.</text:span><text:span text:style-name="T19"> </text:span><text:span text:style-name="T20">T</text:span><text:span text:style-name="T17">he Householders Certificate, </text:span><text:span text:style-name="T20">which was publicised </text:span><text:span text:style-name="T26">during the 1970s </text:span><text:span text:style-name="T20">in response to </text:span><text:span text:style-name="T27">fatal herbicide poisonings</text:span><text:span text:style-name="T20"> a</text:span><text:span text:style-name="T27">nd</text:span><text:span text:style-name="T20"> </text:span><text:span text:style-name="T17">proved ineffective </text:span><text:span text:style-name="T20">at preventing sales </text:span><text:span text:style-name="T27">because that certificate could be authorised by any householder. </text:span><text:span text:style-name="T18"><text:note text:id="ftn13" text:note-class="footnote"><text:note-citation>13</text:note-citation><text:note-body><text:p text:style-name="P29"><text:span text:style-name="T38">National Archives, Kew, </text:span>HO 305/32, Letter from R Kendall to GR Waters, <text:span text:style-name="T43">22.01.74</text:span></text:p></text:note-body></text:note></text:span><text:span text:style-name="T18"> </text:span></text:p>
      <text:p text:style-name="P36"/>
      <text:p text:style-name="P37"><text:span text:style-name="T22">The new licence described involves background checks, a costly administrative burden and could damage reputation if </text:span><text:span text:style-name="T23">a licence is granted to someone who then misuses the </text:span><text:span text:style-name="T28">chemicals</text:span><text:span text:style-name="T23">.</text:span><text:span text:style-name="T27"> </text:span><text:span text:style-name="T28">C</text:span><text:span text:style-name="T27">onvinc</text:span><text:span text:style-name="T28">ing</text:span><text:span text:style-name="T27"> all </text:span><text:span text:style-name="T28">online </text:span><text:span text:style-name="T27">sales and distribution companies to comply </text:span><text:span text:style-name="T28">with new requirements would be a</text:span><text:span text:style-name="T27">n enormous and vastly expensive operation. </text:span><text:span text:style-name="T28">Considering the vast majority of people who use chemicals safely, awareness and vigilance are more feasible methods of preventing ha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42:44.360937000</meta:creation-date>
    <dc:date>2014-05-23T17:43:24.648312000</dc:date>
    <meta:editing-duration>PT15H32M37S</meta:editing-duration>
    <meta:editing-cycles>19</meta:editing-cycles>
    <meta:generator>LibreOffice/4.2.4.2$MacOSX_x86 LibreOffice_project/63150712c6d317d27ce2db16eb94c2f3d7b699f8</meta:generator>
    <meta:document-statistic meta:table-count="0" meta:image-count="0" meta:object-count="0" meta:page-count="2" meta:paragraph-count="36" meta:word-count="1258" meta:character-count="8821" meta:non-whitespace-character-count="7575"/>
  </office:meta>
</office:document-meta>
</file>